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4</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6</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7</text:a></text:p>
          <text:p text:style-name="P15"><text:a xlink:type="simple" xlink:href="#7.4.5.Create-on-Select for Tab Panels|outline" text:style-name="Internet_20_link" text:visited-style-name="Internet_20_link">Create-on-Select for Tab Panels<text:tab/>97</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0</text:a></text:p>
          <text:p text:style-name="P15"><text:a xlink:type="simple" xlink:href="#7.5.3.Grids with Paging|outline" text:style-name="Internet_20_link" text:visited-style-name="Internet_20_link">Grids with Paging<text:tab/>100</text:a></text:p>
          <text:p text:style-name="P16"><text:a xlink:type="simple" xlink:href="#7.5.3.1.The pageSize Property|outline" text:style-name="Internet_20_link" text:visited-style-name="Internet_20_link">The pageSize Property<text:tab/>101</text:a></text:p>
          <text:p text:style-name="P16"><text:a xlink:type="simple" xlink:href="#7.5.3.2.The paginal Property|outline" text:style-name="Internet_20_link" text:visited-style-name="Internet_20_link">The paginal Property<text:tab/>101</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3</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4</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6</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7</text:a></text:p>
          <text:p text:style-name="P15"><text:a xlink:type="simple" xlink:href="#7.7.1.Execute a Menu Command|outline" text:style-name="Internet_20_link" text:visited-style-name="Internet_20_link">Execute a Menu Command<text:tab/>108</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09</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2</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6</text:a></text:p>
          <text:p text:style-name="P16"><text:a xlink:type="simple" xlink:href="#7.9.9.3.The onSort Event|outline" text:style-name="Internet_20_link" text:visited-style-name="Internet_20_link">The onSort Event<text:tab/>116</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7</text:a></text:p>
          <text:p text:style-name="P16"><text:a xlink:type="simple" xlink:href="#7.9.10.1.The checkmark Property|outline" text:style-name="Internet_20_link" text:visited-style-name="Internet_20_link">The checkmark Property<text:tab/>117</text:a></text:p>
          <text:p text:style-name="P16"><text:a xlink:type="simple" xlink:href="#7.9.10.2.The vflex Property|outline" text:style-name="Internet_20_link" text:visited-style-name="Internet_20_link">The vflex Property<text:tab/>118</text:a></text:p>
          <text:p text:style-name="P16"><text:a xlink:type="simple" xlink:href="#7.9.10.3.The maxlength Property|outline" text:style-name="Internet_20_link" text:visited-style-name="Internet_20_link">The maxlength Property<text:tab/>118</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0</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3</text:a></text:p>
          <text:p text:style-name="P16"><text:a xlink:type="simple" xlink:href="#7.10.3.1.The rows Property|outline" text:style-name="Internet_20_link" text:visited-style-name="Internet_20_link">The rows Property<text:tab/>123</text:a></text:p>
          <text:p text:style-name="P16"><text:a xlink:type="simple" xlink:href="#7.10.3.2.The checkmark Property|outline" text:style-name="Internet_20_link" text:visited-style-name="Internet_20_link">The checkmark Property<text:tab/>123</text:a></text:p>
          <text:p text:style-name="P16"><text:a xlink:type="simple" xlink:href="#7.10.3.3.The vflex Property|outline" text:style-name="Internet_20_link" text:visited-style-name="Internet_20_link">The vflex Property<text:tab/>123</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5</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7</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8</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29</text:a></text:p>
          <text:p text:style-name="P15"><text:a xlink:type="simple" xlink:href="#7.13.2.Drill Down (The onClick Event)|outline" text:style-name="Internet_20_link" text:visited-style-name="Internet_20_link">Drill Down (The onClick Event)<text:tab/>129</text:a></text:p>
          <text:p text:style-name="P15"><text:a xlink:type="simple" xlink:href="#7.13.3.Manipulate Areas|outline" text:style-name="Internet_20_link" text:visited-style-name="Internet_20_link">Manipulate Areas<text:tab/>130</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1</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3</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4</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5</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8</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0</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9"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70</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8T20:56:47</dc:date>
    <meta:printed-by>Henri Chen</meta:printed-by>
    <meta:print-date>2006-08-04T11:03:45</meta:print-date>
    <meta:keyword>ZK ZUL ZHTML</meta:keyword>
    <dc:language>en-US</dc:language>
    <meta:editing-cycles>3926</meta:editing-cycles>
    <meta:editing-duration>P14DT17H41M29S</meta:editing-duration>
    <meta:user-defined meta:name="Info 1"/>
    <meta:user-defined meta:name="Info 2"/>
    <meta:user-defined meta:name="Info 3"/>
    <meta:user-defined meta:name="Info 4"/>
    <meta:document-statistic meta:table-count="36" meta:image-count="90" meta:object-count="0" meta:page-count="200" meta:paragraph-count="4852" meta:word-count="46844" meta:character-count="305263"/>
  </office:meta>
</office:document-meta>
</file>